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16cm" fo:min-width="7.691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3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98cm" fo:min-width="4.60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29cm" fo:min-width="1.348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draw:fill-color="#b0e0e6" draw:textarea-horizontal-align="justify" draw:textarea-vertical-align="middle" draw:auto-grow-height="false" fo:min-height="1.632cm" fo:min-width="5.872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solid" draw:fill-color="#00bfff" loext:fill-use-slide-background="false" draw:textarea-horizontal-align="justify" draw:textarea-vertical-align="middle" draw:auto-grow-height="false" fo:min-height="0.229cm" fo:min-width="1.348cm" fo:padding-top="0.142cm" fo:padding-bottom="0.142cm" fo:padding-left="0.267cm" fo:padding-right="0.267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dcdcdc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  <style:text-properties style:font-name="Liberation Mono" fo:font-size="12pt" style:font-size-asian="12pt" style:font-size-complex="12pt"/>
    </style:style>
    <style:style style:name="P7" style:family="paragraph">
      <loext:graphic-properties draw:fill-color="#b0e0e6"/>
      <style:paragraph-properties fo:text-align="start" style:writing-mode="lr-tb"/>
      <style:text-properties style:font-name="Liberation Mono" fo:font-size="12pt" style:font-size-asian="12pt" style:font-size-complex="12pt"/>
    </style:style>
    <style:style style:name="P8" style:family="paragraph">
      <loext:graphic-properties draw:fill="solid" draw:fill-color="#00b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bold" style:letter-kerning="true" style:font-name-asian="Noto Sans CJK SC" style:font-size-asian="12pt" style:font-weight-asian="bold" style:font-name-complex="Noto Sans Devanagari" style:font-size-complex="12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normal" style:letter-kerning="true" style:font-name-asian="Noto Sans CJK SC" style:font-size-asian="12pt" style:font-weight-asian="normal" style:font-name-complex="Noto Sans Devanagari" style:font-size-complex="12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Liberation Sans2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position="0% 100%" style:font-name="Liberation Sans2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text-position="-8% 58%" style:font-name="Liberation Sans2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0% 100%"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ans2"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fo:font-size="12pt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italic" fo:text-shadow="none" style:text-underline-style="none" fo:font-weight="normal" style:letter-kerning="true" style:font-name-asian="Liberation Sans3" style:font-size-asian="12pt" style:font-style-asian="italic" style:font-weight-asian="normal" style:font-name-complex="Liberation 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italic" fo:text-shadow="none" style:text-underline-style="none" fo:font-weight="normal" style:letter-kerning="true" style:font-name-asian="Liberation Sans3" style:font-size-asian="12pt" style:font-style-asian="italic" style:font-weight-asian="normal" style:font-name-complex="Liberation 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3" fo:font-size="12pt" fo:font-style="italic" style:font-name-asian="Liberation Sans3" style:font-size-asian="12pt" style:font-style-asian="italic" style:font-name-complex="Liberation Sans3" style:font-size-complex="12pt" style:font-style-complex="italic"/>
    </style:style>
    <style:style style:name="T20" style:family="text">
      <style:text-properties style:text-position="-8% 58%" style:font-name="Liberation Sans" fo:font-size="12pt" fo:font-style="italic" style:font-name-asian="Liberation Sans3" style:font-size-asian="12pt" style:font-style-asian="italic" style:font-name-complex="Liberation Sans3" style:font-size-complex="12pt" style:font-style-complex="italic"/>
    </style:style>
    <style:style style:name="T21" style:family="text">
      <style:text-properties style:text-position="0% 100%" style:font-name="Liberation Sans" fo:font-size="12pt" fo:font-style="normal" style:font-name-asian="Liberation Sans3" style:font-size-asian="12pt" style:font-style-asian="normal" style:font-name-complex="Liberation Sans3" style:font-size-complex="12pt" style:font-style-complex="normal"/>
    </style:style>
    <style:style style:name="T22" style:family="text">
      <style:text-properties style:text-position="0% 100%" style:font-name="Liberation Sans" fo:font-size="12pt" fo:font-style="italic" style:font-name-asian="Liberation Sans3" style:font-size-asian="12pt" style:font-style-asian="italic" style:font-name-complex="Liberation Sans3" style:font-size-complex="12pt" style:font-style-complex="italic"/>
    </style:style>
    <style:style style:name="T23" style:family="text">
      <style:text-properties style:text-position="33% 58%" style:font-name="Liberation Sans" fo:font-size="12pt" fo:font-style="italic" style:font-name-asian="Liberation Sans3" style:font-size-asian="12pt" style:font-style-asian="italic" style:font-name-complex="Liberation Sans3" style:font-size-complex="12pt" style:font-style-complex="italic"/>
    </style:style>
    <style:style style:name="T24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style="italic" style:font-size-asian="12pt" style:font-style-asian="italic" style:font-size-complex="12pt" style:font-style-complex="italic"/>
    </style:style>
    <style:style style:name="T27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28" style:family="text">
      <style:text-properties style:text-position="-8% 58%" fo:font-size="12pt" fo:font-style="italic" style:text-underline-style="none" style:font-size-asian="12pt" style:font-style-asian="italic" style:font-size-complex="12pt" style:font-style-complex="italic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fo:font-weight="bold" style:letter-kerning="true" style:font-name-asian="Noto Sans CJK SC" style:font-size-asian="12pt" style:font-weight-asian="bold" style:font-name-complex="Noto Sans Devanagari" style:font-size-complex="1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fo:font-weight="normal" style:letter-kerning="true" style:font-name-asian="Noto Sans CJK SC" style:font-size-asian="12pt" style:font-weight-asian="normal" style:font-name-complex="Noto Sans Devanagari" style:font-size-complex="12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position="33% 58%" fo:font-size="12pt" fo:font-style="italic" style:font-size-asian="12pt" style:font-style-asian="italic" style:font-size-complex="12pt" style:font-style-complex="italic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custom-shape draw:style-name="gr2" draw:text-style-name="P2" draw:layer="layout" svg:width="8.225cm" svg:height="2cm" svg:x="9.543cm" svg:y="1.424cm">
            <text:p text:style-name="P1"><text:span text:style-name="T1">info </text:span><text:span text:style-name="T2">ulong </text:span><text:span text:style-name="T3">(6, ) </text:span><text:span text:style-name="T3"><text:line-break/></text:span><text:span text:style-name="T4">[</text:span><text:span text:style-name="T3">N</text:span><text:span text:style-name="T5">core</text:span><text:span text:style-name="T6">,</text:span><text:span text:style-name="T7"> </text:span><text:span text:style-name="T7">N</text:span><text:span text:style-name="T8">CMO</text:span><text:span text:style-name="T6">,</text:span><text:span text:style-name="T7"> </text:span><text:span text:style-name="T7">N’</text:span><text:span text:style-name="T8">MO</text:span><text:span text:style-name="T7">, </text:span><text:span text:style-name="T7">N’</text:span><text:span text:style-name="T8">occ</text:span><text:span text:style-name="T6">,</text:span><text:span text:style-name="T7"> </text:span><text:span text:style-name="T7">N</text:span><text:span text:style-name="T8">CSF</text:span><text:span text:style-name="T9">,</text:span><text:span text:style-name="T8"> </text:span><text:span text:style-name="T7">sTD?</text:span><text:span text:style-name="T10">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1.424cm)">
            <text:p text:style-name="P1"><text:span text:style-name="T11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3" draw:id="id3">
          <draw:custom-shape draw:style-name="gr2" draw:text-style-name="P2" draw:layer="layout" svg:width="8.225cm" svg:height="2cm" svg:x="9.543cm" svg:y="3.789cm">
            <text:p text:style-name="P1"><text:span text:style-name="T12">paramet</text:span><text:span text:style-name="T12">ers </text:span><text:span text:style-name="T13">double </text:span><text:span text:style-name="T14">(5, )</text:span><text:span text:style-name="T15"> </text:span><text:span text:style-name="T15"><text:line-break/></text:span><text:span text:style-name="T15">[</text:span><text:span text:style-name="T16">γ</text:span><text:span text:style-name="T17">J</text:span><text:span text:style-name="T18">, </text:span><text:span text:style-name="T19">γ</text:span><text:span text:style-name="T20">K</text:span><text:span text:style-name="T21">,</text:span><text:span text:style-name="T20"> </text:span><text:span text:style-name="T22">E</text:span><text:span text:style-name="T20">thr</text:span><text:span text:style-name="T21">,</text:span><text:span text:style-name="T20"> </text:span><text:span text:style-name="T22">E</text:span><text:span text:style-name="T23">(2)</text:span><text:span text:style-name="T21">,</text:span><text:span text:style-name="T20"> </text:span><text:span text:style-name="T22">a</text:span><text:span text:style-name="T20">x</text:span><text:span text:style-name="T11">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3.789cm)">
            <text:p text:style-name="P1"><text:span text:style-name="T11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5" draw:id="id5">
          <draw:custom-shape draw:style-name="gr2" draw:text-style-name="P2" draw:layer="layout" svg:width="8.225cm" svg:height="2cm" svg:x="9.543cm" svg:y="8.463cm">
            <text:p text:style-name="P1"><text:span text:style-name="T24">csfs </text:span><text:span text:style-name="T25">ulong </text:span><text:span text:style-name="T26">(</text:span><text:span text:style-name="T27">N</text:span><text:span text:style-name="T28">CSF</text:span><text:span text:style-name="T26">, )</text:span><text:span text:style-name="T11"> </text:span><text:span text:style-name="T11"><text:line-break/></text:span><text:span text:style-name="T11">Selected CSF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8.463cm)">
            <text:p text:style-name="P1"><text:span text:style-name="T11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4" draw:id="id4">
          <draw:custom-shape draw:style-name="gr2" draw:text-style-name="P2" draw:layer="layout" svg:width="8.225cm" svg:height="2cm" svg:x="9.543cm" svg:y="6.085cm">
            <text:p text:style-name="P1"><text:span text:style-name="T29">C </text:span><text:span text:style-name="T30">double </text:span><text:span text:style-name="T31">(</text:span><text:span text:style-name="T32">N’</text:span><text:span text:style-name="T33">MO</text:span><text:span text:style-name="T32">, N</text:span><text:span text:style-name="T33">AO</text:span><text:span text:style-name="T32">)</text:span><text:span text:style-name="T32"><text:line-break/></text:span><text:span text:style-name="T34">Orthogona</text:span><text:span text:style-name="T34">l</text:span><text:span text:style-name="T32"> </text:span><text:span text:style-name="T34">LCAO </text:span><text:span text:style-name="T34">coefficient</text:span><text:span text:style-name="T34">s for the </text:span><text:span text:style-name="T34">active </text:span><text:span text:style-name="T11">MO </text:span><text:span text:style-name="T11">spac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6.085cm)">
            <text:p text:style-name="P1"><text:span text:style-name="T11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6" draw:id="id6">
          <draw:custom-shape draw:style-name="gr2" draw:text-style-name="P2" draw:layer="layout" svg:width="8.225cm" svg:height="2cm" svg:x="9.543cm" svg:y="10.871cm">
            <text:p text:style-name="P1"><text:span text:style-name="T24">A+B </text:span><text:span text:style-name="T25">float</text:span><text:span text:style-name="T35"> </text:span><text:span text:style-name="T26">(</text:span><text:span text:style-name="T36">T</text:span><text:span text:style-name="T27">N</text:span><text:span text:style-name="T28">CSF</text:span><text:span text:style-name="T26">, )</text:span><text:span text:style-name="T11"> </text:span><text:span text:style-name="T11"><text:line-break/></text:span><text:span text:style-name="T37">A</text:span><text:span text:style-name="T11">’+</text:span><text:span text:style-name="T37">B</text:span><text:span text:style-name="T11">’ super-matri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10.871cm)">
            <text:p text:style-name="P1"><text:span text:style-name="T11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7" draw:id="id7">
          <draw:custom-shape draw:style-name="gr2" draw:text-style-name="P2" draw:layer="layout" svg:width="8.225cm" svg:height="2cm" svg:x="9.543cm" svg:y="13.471cm">
            <text:p text:style-name="P4"><text:span text:style-name="T24">A-B </text:span><text:span text:style-name="T25">float</text:span><text:span text:style-name="T35"> </text:span><text:span text:style-name="T26">(</text:span><text:span text:style-name="T36">T</text:span><text:span text:style-name="T27">N</text:span><text:span text:style-name="T28">CSF</text:span><text:span text:style-name="T26">, )</text:span><text:span text:style-name="T11"> </text:span><text:span text:style-name="T11"><text:line-break/></text:span><text:span text:style-name="T37">A</text:span><text:span text:style-name="T11">’-</text:span><text:span text:style-name="T37">B</text:span><text:span text:style-name="T11">’ super-matri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514cm" draw:transform="rotate (-1.5707963267949) translate (9.54cm 13.471cm)">
            <text:p text:style-name="P1"><text:span text:style-name="T11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1" draw:id="id1">
          <draw:custom-shape draw:style-name="gr4" draw:text-style-name="P2" draw:layer="layout" svg:width="5.14cm" svg:height="1.882cm" svg:x="1.321cm" svg:y="0.835cm">
            <text:p text:style-name="P1"><text:span text:style-name="T24">contex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882cm" svg:height="0.513cm" draw:transform="rotate (-1.5707963267949) translate (1.314cm 0.835cm)">
            <text:p text:style-name="P1"><text:span text:style-name="T11">Group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6" draw:text-style-name="P5" draw:layer="layout" svg:x1="6.461cm" svg:y1="1.776cm" svg:x2="9.026cm" svg:y2="2.424cm" draw:start-shape="id1" draw:start-glue-point="1" draw:end-shape="id2" svg:d="M6461 1776h1283v648h1282" svg:viewBox="0 0 2566 649">
          <text:p/>
        </draw:connector>
        <draw:connector draw:style-name="gr7" draw:text-style-name="P5" draw:layer="layout" svg:x1="6.461cm" svg:y1="1.776cm" svg:x2="9.026cm" svg:y2="4.789cm" draw:start-shape="id1" draw:start-glue-point="1" draw:end-shape="id3" draw:end-glue-point="3" svg:d="M6461 1776h1283v3013h1282" svg:viewBox="0 0 2566 3014">
          <text:p/>
        </draw:connector>
        <draw:connector draw:style-name="gr8" draw:text-style-name="P5" draw:layer="layout" svg:x1="6.461cm" svg:y1="1.776cm" svg:x2="9.026cm" svg:y2="7.085cm" draw:start-shape="id1" draw:start-glue-point="1" draw:end-shape="id4" draw:end-glue-point="3" svg:d="M6461 1776h1283v5309h1282" svg:viewBox="0 0 2566 5310">
          <text:p/>
        </draw:connector>
        <draw:connector draw:style-name="gr9" draw:text-style-name="P5" draw:layer="layout" svg:x1="6.461cm" svg:y1="1.776cm" svg:x2="9.026cm" svg:y2="9.463cm" draw:start-shape="id1" draw:start-glue-point="1" draw:end-shape="id5" draw:end-glue-point="3" svg:d="M6461 1776h1283v7687h1282" svg:viewBox="0 0 2566 7688">
          <text:p/>
        </draw:connector>
        <draw:connector draw:style-name="gr10" draw:text-style-name="P5" draw:layer="layout" svg:x1="6.461cm" svg:y1="1.776cm" svg:x2="9.026cm" svg:y2="11.871cm" draw:start-shape="id1" draw:start-glue-point="1" draw:end-shape="id6" draw:end-glue-point="3" svg:d="M6461 1776h1283v10095h1282" svg:viewBox="0 0 2566 10096">
          <text:p/>
        </draw:connector>
        <draw:connector draw:style-name="gr11" draw:text-style-name="P5" draw:layer="layout" svg:x1="6.461cm" svg:y1="1.776cm" svg:x2="9.026cm" svg:y2="14.471cm" draw:start-shape="id1" draw:start-glue-point="1" draw:end-shape="id7" svg:d="M6461 1776h1283v12695h1282" svg:viewBox="0 0 2566 12696">
          <text:p/>
        </draw:connector>
        <draw:g draw:style-name="gr1" xml:id="id8" draw:id="id8">
          <draw:custom-shape draw:style-name="gr12" draw:text-style-name="P7" draw:layer="layout" svg:width="6.372cm" svg:height="1.882cm" svg:x="0.912cm" svg:y="3.559cm">
            <text:p text:style-name="P6"><text:span text:style-name="T38">type=stdl_context</text:span></text:p>
            <text:p text:style-name="P6"><text:span text:style-name="T38">version=[1,0]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1.882cm" svg:height="0.513cm" draw:transform="rotate (-1.5707963267949) translate (1.003cm 3.555cm)">
            <text:p text:style-name="P1"><text:span text:style-name="T11">Attr.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14" draw:text-style-name="P9" draw:layer="layout" svg:x1="3.631cm" svg:y1="2.717cm" svg:x2="3.887cm" svg:y2="3.555cm" draw:start-shape="id1" draw:start-glue-point="2" draw:end-shape="id8" draw:end-glue-point="0" svg:d="M3631 2717v428h256v410" svg:viewBox="0 0 257 83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3:27:56.965025060</meta:creation-date>
    <dc:date>2024-05-03T15:58:48.666412769</dc:date>
    <meta:editing-duration>PT2H25M16S</meta:editing-duration>
    <meta:editing-cycles>14</meta:editing-cycles>
    <meta:generator>LibreOffice/7.6.5.2$Linux_X86_64 LibreOffice_project/60$Build-2</meta:generator>
    <meta:document-statistic meta:object-count="31"/>
  </office:meta>
</office:document-meta>
</file>